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- Will the drivers, passengers and other potential users other than managers be able to sign up with third party credentials(Google and Apple)?</text:p>
      <text:p text:style-name="Standard">2- Maybe consider switching to PostgreSQL?</text:p>
      <text:p text:style-name="Standard">3- How will drivers sign up?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3" meta:word-count="35" meta:character-count="215" meta:non-whitespace-character-count="182"/>
    <meta:generator>LibreOfficeDev/6.0.5.2$Linux_X86_64 LibreOffice_project/</meta:generator>
  </office:meta>
</office:document-meta>
</file>